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 style:list-style-name="L1">
      <style:text-properties style:font-name="Arial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765c241-aa5a-6a1c-da6b-b0fa9de7a49c"/><text:span text:style-name="T1">Entwicklung interaktiver Systeme </text:span>- Projekt “Learn2Quiz“</text:p>
      <text:p text:style-name="P1"/>
      <text:p text:style-name="P1">Meilenstein 4</text:p>
      <text:p text:style-name="P1"/>
      <text:p text:style-name="P1">Protokoll 02.06.2015</text:p>
      <text:p text:style-name="P1"/>
      <text:p text:style-name="P3">Team:<text:tab/><text:tab/><text:tab/><text:tab/><text:tab/><text:tab/><text:tab/>Betreuer:<text:tab/></text:p>
      <text:p text:style-name="P1"><text:span text:style-name="T3">Christian Ries<text:tab/><text:tab/><text:tab/><text:tab/><text:tab/></text:span><text:bookmark text:name="docs-internal-guid-1765c241-aa58-e745-eef9-5cbd5c503f14"/><text:span text:style-name="T2">Prof. Dr. Gerhard Hartmann</text:span> </text:p>
      <text:p text:style-name="P1"><text:span text:style-name="T3">Bruno José Carvalho Gonzaga<text:tab/><text:tab/><text:tab/></text:span><text:bookmark text:name="docs-internal-guid-1765c241-aa59-10c4-9c73-86d1bcd4602e"/><text:span text:style-name="T2">Prof. Dr. Kristian Fischer</text:span> </text:p>
      <text:p text:style-name="P1"><text:tab/><text:tab/><text:tab/><text:tab/><text:tab/><text:tab/><text:tab/><text:bookmark text:name="docs-internal-guid-1765c241-aa59-6acd-5992-78b1e618d390"/><text:span text:style-name="T2">Sheree Saßmannshausen </text:span><text:s/></text:p>
      <text:p text:style-name="P1"><text:tab/><text:tab/><text:tab/><text:tab/><text:tab/><text:tab/><text:tab/><text:bookmark text:name="docs-internal-guid-1765c241-aa59-c0da-5b13-91876d565f90"/><text:span text:style-name="T2">Franz Jaspers</text:span></text:p>
      <text:p text:style-name="P1"/>
      <text:p text:style-name="P1"/>
      <text:p text:style-name="P1"/>
      <text:p text:style-name="P1"/>
      <text:list xml:id="list3124726065648694242" text:style-name="L1">
        <text:list-header>
          <text:p text:style-name="P4"/>
        </text:list-header>
        <text:list-item>
          <text:p text:style-name="P4">Entwicklungsumgebung eingerichtet.</text:p>
          <text:list>
            <text:list-item>
              <text:p text:style-name="P4">Maven Projekt angelegt (LibGdx und overlap2d)</text:p>
            </text:list-item>
          </text:list>
        </text:list-item>
        <text:list-item>
          <text:p text:style-name="P4">Gestaltung der Fehlermeldungen bzw. für das Papebases-Prototyping. ( Notwendig für die Evaluatio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ani </meta:initial-creator>
    <meta:creation-date>2015-05-31T15:42:16.38</meta:creation-date>
    <dc:date>2015-06-02T16:11:30.15</dc:date>
    <dc:creator>Banani </dc:creator>
    <meta:editing-duration>PT1M12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1" meta:word-count="53" meta:character-count="443"/>
  </office:meta>
</office:document-meta>
</file>